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6f1945" officeooo:paragraph-rsid="006f194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26eb2" officeooo:paragraph-rsid="00726eb2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57f2d4" officeooo:paragraph-rsid="0068fb5a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paragraph-rsid="00618bff"/>
    </style:style>
    <style:style style:name="P11" style:family="paragraph" style:parent-style-name="Standard" style:master-page-name="">
      <style:paragraph-properties fo:margin-top="6mm" fo:margin-bottom="4.99mm" style:contextual-spacing="false" fo:text-align="center" style:justify-single-word="false" style:page-number="auto" fo:padding="0.49mm" fo:border="0.06pt solid #000000" style:shadow="#808080 1.8mm 1.8mm" style:writing-mode="page"/>
      <style:text-properties fo:font-weight="bold" officeooo:rsid="002628a0" officeooo:paragraph-rsid="00624c61" style:font-weight-asian="bold" style:font-weight-complex="bold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  <style:style style:name="T12" style:family="text">
      <style:text-properties officeooo:rsid="007314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5">BLABLA <text:span text:style-name="T12">BLABLA</text:span></text:p>
      <text:p text:style-name="P1">Nouméa le, <text:text-input text:description="&lt;arrow_today()&gt;">&lt;arrow_today()&gt;</text:text-input></text:p>
      <text:p text:style-name="P4"/>
      <text:p text:style-name="P7"><text:text-input text:description="&lt;o.partner_id.fullname&gt;">&lt;o.partner_id.fullname&gt;</text:text-input></text:p>
      <text:p text:style-name="P11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8"/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9">Le non respect de ce rendez <text:span text:style-name="T6">reporte</text:span> la date de la chirurgie prévue.</text:p>
      <text:p text:style-name="P10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soft-pag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6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99mm" fo:margin-bottom="0m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10-23T20:22:28.868230277</dc:date>
    <meta:editing-duration>PT12H17M26S</meta:editing-duration>
    <meta:editing-cycles>166</meta:editing-cycles>
    <meta:generator>LibreOffice/7.0.4.2$Linux_X86_64 LibreOffice_project/00$Build-2</meta:generator>
    <meta:document-statistic meta:table-count="0" meta:image-count="0" meta:object-count="0" meta:page-count="2" meta:paragraph-count="17" meta:word-count="281" meta:character-count="1761" meta:non-whitespace-character-count="1578"/>
  </office:meta>
</office:document-meta>
</file>